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TagEnum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TagEnumTests.withJava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tionTagEnumTests.assertOption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EnumTests.assertOption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Enum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TagEnumTes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